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4000" loext:opacity="100%" fo:font-weight="bold" officeooo:rsid="001d73d7" officeooo:paragraph-rsid="001d73d7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73d7" officeooo:paragraph-rsid="001d73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******************Defualt******************</text:p>
      <text:p text:style-name="P2">PipelineC Blink-Ex</text:p>
      <text:p text:style-name="P2">02/21/25</text:p>
      <text:p text:style-name="P1">******************Defualt******************</text:p>
      <text:p text:style-name="Standard"/>
      <text:p text:style-name="Standard">devel@pi5-70:~/Catboard-Pipelinec/blnk-ex/ice_makefile_pipelinec $ make clean</text:p>
      <text:p text:style-name="Standard">rm -f *.json *.asc *.bin *.uf2</text:p>
      <text:p text:style-name="Standard">rm -f yosys_stderr.log</text:p>
      <text:p text:style-name="Standard">rm -f pipelinec.log</text:p>
      <text:p text:style-name="Standard">rm -f -r pipelinec_output</text:p>
      <text:p text:style-name="Standard">rm -f lextab.py</text:p>
      <text:p text:style-name="Standard">rm -f yacctab.py</text:p>
      <text:p text:style-name="Standard">rm -f dfu_util.log</text:p>
      <text:p text:style-name="Standard">devel@pi5-70:~/Catboard-Pipelinec/blnk-ex/ice_makefile_pipelinec $ make pipelinec</text:p>
      <text:p text:style-name="Standard">/home/devel/PipelineC/src/pipelinec top.c --top pipelinec_top --out_dir pipelinec_output --comb --no_synth &gt; pipelinec.log</text:p>
      <text:p text:style-name="Standard">devel@pi5-70:~/Catboard-Pipelinec/blnk-ex/ice_makefile_pipelinec $ make gateware.bin </text:p>
      <text:p text:style-name="Standard">/home/devel/oss-cad-suite//bin/yosys -l simple.log -q -m ghdl -p "ghdl --std=08 -frelaxed `cat pipelinec_output/vhdl_files.txt` -e pipelinec_top; read_verilog -sv top.sv; synth_ice40 -top top -json gateware.json" 2&gt; yosys_stderr.log</text:p>
      <text:p text:style-name="Standard">/home/devel/oss-cad-suite//bin/nextpnr-ice40 -l nextpnr.log -q --randomize-seed --hx8k --package ct256 --pcf ice40.pcf --json gateware.json --asc gateware.asc</text:p>
      <text:p text:style-name="Standard">/home/devel/oss-cad-suite//bin/icepack gateware.asc gateware.bin</text:p>
      <text:p text:style-name="Standard">devel@pi5-70:~/Catboard-Pipelinec/blnk-ex/ice_makefile_pipelinec $ rsync -avl --delete /home/devel/Catboard-Pipelinec pi4-28:~/</text:p>
      <text:p text:style-name="Standard"/>
      <text:p text:style-name="Standard">devel@pi4-28:~/Catboard-Pipelinec/blnk-ex/ice_makefile_pipelinec $ sudo ../../utils/config_cat gateware.bin </text:p>
      <text:p text:style-name="Standard"/>
      <text:p text:style-name="Standard">OK: GPIO 25 exported</text:p>
      <text:p text:style-name="Standard">OK: GPIO 17 exported</text:p>
      <text:p text:style-name="Standard">OK: GPIO 22 exported</text:p>
      <text:p text:style-name="Standard"/>
      <text:p text:style-name="Standard">OK: SPI driver loaded</text:p>
      <text:p text:style-name="Standard"/>
      <text:p text:style-name="Standard">Setting GPIO directions</text:p>
      <text:p text:style-name="Standard">out</text:p>
      <text:p text:style-name="Standard">out</text:p>
      <text:p text:style-name="Standard">in</text:p>
      <text:p text:style-name="Standard">Setting output to low</text:p>
      <text:p text:style-name="Standard">0</text:p>
      <text:p text:style-name="Standard">Reseting FPGA</text:p>
      <text:p text:style-name="Standard">0</text:p>
      <text:p text:style-name="Standard">1</text:p>
      <text:p text:style-name="Standard">Checking DONE pin</text:p>
      <text:p text:style-name="Standard">0</text:p>
      <text:p text:style-name="Standard">Continuing with configuration procedure</text:p>
      <text:p text:style-name="Standard">263+1 records in</text:p>
      <text:p text:style-name="Standard">263+1 records out</text:p>
      <text:p text:style-name="Standard">135100 bytes (135 kB, 132 KiB) copied, 0.0361805 s, 3.7 MB/s</text:p>
      <text:p text:style-name="Standard">Setting output to high</text:p>
      <text:p text:style-name="Standard">1</text:p>
      <text:p text:style-name="Standard"><text:soft-page-break/>Checking DONE pin</text:p>
      <text:p text:style-name="Standard">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2:04:56.124471804</meta:creation-date>
    <dc:date>2025-02-21T12:11:45.415396557</dc:date>
    <meta:editing-duration>PT6M51S</meta:editing-duration>
    <meta:editing-cycles>1</meta:editing-cycles>
    <meta:document-statistic meta:table-count="0" meta:image-count="0" meta:object-count="0" meta:page-count="2" meta:paragraph-count="43" meta:word-count="182" meta:character-count="1651" meta:non-whitespace-character-count="1522"/>
    <meta:generator>LibreOffice/7.4.7.2$Linux_AARCH64 LibreOffice_project/40$Build-2</meta:generator>
  </office:meta>
</office:document-meta>
</file>